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2xStichkabel mit Kurzschluss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18.5">
            <text:p>18.5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9.5">
            <text:p>19.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20.5">
            <text:p>20.5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38.5">
            <text:p>38.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9.5">
            <text:p>39.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58.5">
            <text:p>58.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9.5">
            <text:p>59.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78.5">
            <text:p>78.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9.5">
            <text:p>79.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17T14:02:41</meta:creation-date>
    <dc:date>2015-11-17T15:01:48</dc:date>
    <dc:creator>lyrahgames </dc:creator>
    <meta:editing-duration>PT43M57S</meta:editing-duration>
    <meta:editing-cycles>1</meta:editing-cycles>
    <meta:generator>LibreOffice/3.5$Linux_X86_64 LibreOffice_project/350m1$Build-2</meta:generator>
    <meta:document-statistic meta:table-count="3" meta:cell-count="169" meta:object-count="0"/>
  </office:meta>
</office:document-meta>
</file>